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19451dc" officeooo:paragraph-rsid="019451dc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6pt" fo:font-weight="bold" officeooo:rsid="007e4c3b" officeooo:paragraph-rsid="0072f671" style:font-size-asian="16pt" style:font-weight-asian="bold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fo:font-size="16pt" fo:font-weight="normal" officeooo:rsid="01c8accc" officeooo:paragraph-rsid="01c8accc" style:font-size-asian="16pt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6pt" fo:font-weight="normal" officeooo:rsid="01d3fc4f" officeooo:paragraph-rsid="01d3fc4f" style:font-size-asian="16pt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officeooo:paragraph-rsid="019451dc"/>
    </style:style>
    <style:style style:name="P8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6pt" fo:font-weight="normal" officeooo:rsid="01d9f874" officeooo:paragraph-rsid="01d9f874" style:font-size-asian="16pt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6pt" fo:font-weight="normal" officeooo:rsid="01db6050" officeooo:paragraph-rsid="01db6050" style:font-size-asian="16pt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6pt" fo:font-weight="normal" officeooo:rsid="01dc0ca6" officeooo:paragraph-rsid="01dc0ca6" style:font-size-asian="16pt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6pt" fo:font-weight="normal" officeooo:rsid="01ddaa2f" officeooo:paragraph-rsid="01ddaa2f" style:font-size-asian="16pt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6pt" fo:font-weight="normal" officeooo:rsid="01defbb2" officeooo:paragraph-rsid="01defbb2" style:font-size-asian="16pt" style:font-weight-asian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6pt" fo:font-weight="normal" officeooo:rsid="01e1255b" officeooo:paragraph-rsid="01e1255b" style:font-size-asian="16pt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6pt" fo:font-weight="normal" officeooo:rsid="01e1e56e" officeooo:paragraph-rsid="01e1e56e" style:font-size-asian="16pt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6pt" fo:font-weight="normal" officeooo:rsid="01c178c5" officeooo:paragraph-rsid="01e201f1" style:font-size-asian="16pt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7e4c3b" style:font-size-asian="16pt" style:font-weight-asian="bold" style:font-weight-complex="bold"/>
    </style:style>
    <style:style style:name="T3" style:family="text">
      <style:text-properties fo:font-size="16pt" fo:font-weight="bold" officeooo:rsid="019451dc" style:font-size-asian="16pt" style:font-weight-asian="bold" style:font-weight-complex="bold"/>
    </style:style>
    <style:style style:name="T4" style:family="text">
      <style:text-properties fo:font-size="16pt" fo:font-weight="bold" officeooo:rsid="01bd156a" style:font-size-asian="16pt" style:font-weight-asian="bold" style:font-weight-complex="bold"/>
    </style:style>
    <style:style style:name="T5" style:family="text">
      <style:text-properties fo:font-size="16pt" fo:font-weight="bold" officeooo:rsid="01d578a2" style:font-size-asian="16pt" style:font-weight-asian="bold" style:font-weight-complex="bold"/>
    </style:style>
    <style:style style:name="T6" style:family="text">
      <style:text-properties fo:font-size="16pt" fo:font-weight="bold" officeooo:rsid="01d74bb0" style:font-size-asian="16pt" style:font-weight-asian="bold" style:font-weight-complex="bold"/>
    </style:style>
    <style:style style:name="T7" style:family="text">
      <style:text-properties officeooo:rsid="01e13972"/>
    </style:style>
    <style:style style:name="T8" style:family="text">
      <style:text-properties officeooo:rsid="01e1843c"/>
    </style:style>
    <style:style style:name="T9" style:family="text">
      <style:text-properties officeooo:rsid="01e201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8"><text:bookmark-start text:name="__DdeLink__107_2254549990"/><text:span text:style-name="T1"><text:s/>HTML <text:s/>и </text:span><text:bookmark-start text:name="__DdeLink__148_1535331899"/><text:span text:style-name="T1">CSS</text:span><text:bookmark-end text:name="__DdeLink__148_1535331899"/><text:span text:style-name="T1"> за начинаещи – </text:span><text:span text:style-name="T3">1</text:span><text:span text:style-name="T5">9</text:span><text:span text:style-name="T2">.0</text:span><text:span text:style-name="T3">4</text:span><text:span text:style-name="T2">.2023 </text:span></text:p>
      <text:p text:style-name="P4"/>
      <text:p text:style-name="P7"><text:span text:style-name="T1">Урок № </text:span><text:span text:style-name="T3">2</text:span><text:bookmark-end text:name="__DdeLink__107_2254549990"/><text:span text:style-name="T5">2</text:span><text:span text:style-name="T4"> – Как да </text:span><text:span text:style-name="T5">създадем </text:span><text:span text:style-name="T6">елементарно устроена уеб страница в HTML</text:span></text:p>
      <text:p text:style-name="P3"/>
      <text:p text:style-name="P9">Здравейте, това е последният урок от нашата серия за първи стъпки в HTML и CSS.</text:p>
      <text:p text:style-name="P9"/>
      <text:p text:style-name="P10">В този урок ще изградим една елементарно устроена уеб страница. Това представлява нашата първа крачка по пътя водещ, към създаването на красиви уеб страници.</text:p>
      <text:p text:style-name="P10"/>
      <text:p text:style-name="P10">За целта създаваме нова папка на подходящо за нас място, в нашия компютър.</text:p>
      <text:p text:style-name="P10"/>
      <text:p text:style-name="P10">След това отваряме нашият редактор на код или интегрирана среда за разработка.</text:p>
      <text:p text:style-name="P10"/>
      <text:p text:style-name="P11">След като вече сме отворили нашият редактор на код, създаваме нов файл с наименование index.html. Чрез това наименование ние гарантираме, че той ще работи правилно при евентуално качване на страницата в интернет, тъй като е прието началната страница на всеки уеб сайт да се нарича индекс /index. </text:p>
      <text:p text:style-name="P11"/>
      <text:p text:style-name="P12">След като създадохме нашият html файл, е редно да пристъпим към писането на код.</text:p>
      <text:p text:style-name="P12"/>
      <text:p text:style-name="P13">В първият ред изписваме &lt;!DOCTYPE html&gt; по този начин декларираме типа на нашия документ в html.</text:p>
      <text:p text:style-name="P13"/>
      <text:p text:style-name="P13">След това изписваме откриващия и закриващия таг &lt;html&gt; &lt;/html&gt;</text:p>
      <text:p text:style-name="P13"/>
      <text:p text:style-name="P13">След това изписваме таг-а &lt;head&gt; &lt;/head&gt; - <text:s/>в тази секция на страницата записваме важна информация относно съдържанието на уеб страницата, като по-голямата част от нея не се визуализира от <text:soft-page-break/>браузъра, но е важна и значима от гледна точка на разработката на уеб страницата.</text:p>
      <text:p text:style-name="P13"/>
      <text:p text:style-name="P14">Тук използваме таговете:</text:p>
      <text:p text:style-name="P14"><text:s/>&lt;meta charset="utf-8"&gt; - <text:span text:style-name="T8">задаваме </text:span><text:span text:style-name="T7">енкодиране на символите и целия текст в уеб страницата. </text:span></text:p>
      <text:p text:style-name="P14"><text:s text:c="8"/>&lt;meta name="author" content="DNS.Soft"&gt; - <text:span text:style-name="T8">оказваме </text:span><text:span text:style-name="T7">името <text:s/>на автора на уеб страницата</text:span></text:p>
      <text:p text:style-name="P14"/>
      <text:p text:style-name="P14"/>
      <text:p text:style-name="P15">След това добавяме таговете:</text:p>
      <text:p text:style-name="P15"/>
      <text:p text:style-name="P16"><text:tab/> &lt;body&gt;</text:p>
      <text:p text:style-name="P16"/>
      <text:p text:style-name="P16"><text:s text:c="4"/>&lt;/body&gt;</text:p>
      <text:p text:style-name="P16"/>
      <text:p text:style-name="P16"><text:span text:style-name="T9">В тях се съдържа същинската част от нашата уеб страницата, която ще разработим накрая.</text:span></text:p>
      <text:p text:style-name="P16"/>
      <text:p text:style-name="P16"><text:s text:c="2"/></text:p>
      <text:p text:style-name="P6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4-19T11:21:42.398353051</dc:date>
    <meta:editing-cycles>689</meta:editing-cycles>
    <meta:editing-duration>P1DT21H48M25S</meta:editing-duration>
    <meta:generator>LibreOffice/7.3.7.2$Linux_X86_64 LibreOffice_project/30$Build-2</meta:generator>
    <meta:document-statistic meta:table-count="0" meta:image-count="0" meta:object-count="0" meta:page-count="2" meta:paragraph-count="20" meta:word-count="262" meta:character-count="1674" meta:non-whitespace-character-count="1404"/>
    <meta:user-defined meta:name="AppVersion">15.0000</meta:user-defined>
  </office:meta>
</office:document-meta>
</file>